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5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7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8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91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3.2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211cm" fo:padding-top="0cm" fo:padding-bottom="0cm" fo:padding-left="0cm" fo:padding-right="0cm"/>
    </style:style>
    <style:style style:name="gr9" style:family="graphic" style:parent-style-name="standard">
      <style:graphic-properties draw:stroke="dash" draw:stroke-dash="Dashed_20__28_var_29_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9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1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3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88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6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5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3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5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0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78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0.47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8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63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89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5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0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008cm" fo:padding-top="0cm" fo:padding-bottom="0cm" fo:padding-left="0cm" fo:padding-right="0cm"/>
    </style:style>
    <style:style style:name="gr31" style:family="graphic" style:parent-style-name="standard">
      <style:graphic-properties draw:stroke="dash" draw:stroke-dash="Fine_20_Dashed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32" style:family="graphic" style:parent-style-name="standard">
      <style:graphic-properties draw:stroke="none" draw:stroke-dash="Fine_20_Dashed" draw:fill="none" draw:textarea-horizontal-align="left" draw:textarea-vertical-align="top" draw:auto-grow-height="true" draw:auto-grow-width="true" fo:min-height="0.564cm" fo:min-width="1.479cm" fo:padding-top="0cm" fo:padding-bottom="0cm" fo:padding-left="0cm" fo:padding-right="0cm"/>
    </style:style>
    <style:style style:name="gr33" style:family="graphic" style:parent-style-name="standard">
      <style:graphic-properties draw:stroke="none" draw:stroke-dash="Fine_20_Dashed" draw:fill="none" draw:textarea-horizontal-align="left" draw:textarea-vertical-align="top" draw:auto-grow-height="true" draw:auto-grow-width="true" fo:min-height="0.755cm" fo:min-width="2.838cm" fo:padding-top="0cm" fo:padding-bottom="0cm" fo:padding-left="0cm" fo:padding-right="0cm"/>
    </style:style>
    <style:style style:name="gr34" style:family="graphic" style:parent-style-name="standard">
      <style:graphic-properties draw:stroke="solid" draw:stroke-dash="Fine_20_Dashed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9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5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75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11pt" style:font-size-asian="12pt" style:font-size-complex="12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fo:text-align="start" style:writing-mode="lr-tb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4pt" style:font-size-complex="14pt"/>
    </style:style>
    <style:style style:name="T1" style:family="text">
      <style:text-properties fo:color="#231f20" style:font-name="MyriadProular1" fo:font-size="12pt" style:font-size-asian="12pt" style:font-name-complex="MyriadProular1" style:font-size-complex="12pt"/>
    </style:style>
    <style:style style:name="T2" style:family="text">
      <style:text-properties fo:color="#231f20" style:font-name="MyriadProular1" fo:font-size="8pt" style:font-size-asian="8pt" style:font-name-complex="MyriadProular1" style:font-size-complex="8pt"/>
    </style:style>
    <style:style style:name="T3" style:family="text">
      <style:text-properties fo:color="#231f20" style:font-name="MyriadProular1" fo:font-size="11pt" style:font-size-asian="12pt" style:font-name-complex="MyriadProular1" style:font-size-complex="12pt"/>
    </style:style>
    <style:style style:name="T4" style:family="text">
      <style:text-properties fo:color="#231f20" style:font-name="MyriadProular1" fo:font-size="10pt" style:font-size-asian="10pt" style:font-name-complex="MyriadProular1" style:font-size-complex="10pt"/>
    </style:style>
    <style:style style:name="T5" style:family="text">
      <style:text-properties fo:color="#231f20" style:font-name="MyriadProular1" fo:font-size="14pt" style:font-size-asian="14pt" style:font-name-complex="MyriadProular1" style:font-size-complex="14pt"/>
    </style:style>
    <style:style style:name="T6" style:family="text">
      <style:text-properties fo:color="#231f20" style:font-name="MyriadProular1" style:font-name-complex="MyriadProula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3.517cm" svg:height="1.736cm" svg:x="10.436cm" svg:y="10.567cm" svg:viewBox="0 0 3518 1737" svg:d="M3518 1282c0 252-203 455-454 455h-2610c-251 0-454-203-454-455v-828c0-251 203-454 454-454h2610c251 0 454 203 454 454z">
          <text:p/>
        </draw:path>
        <draw:frame draw:style-name="gr2" draw:text-style-name="P3" draw:layer="layout" svg:width="1.364cm" svg:height="0.564cm" svg:x="11.636cm" svg:y="10.713cm">
          <draw:text-box>
            <text:p text:style-name="P2"><text:span text:style-name="T1">Media</text:span></text:p>
          </draw:text-box>
        </draw:frame>
        <draw:frame draw:style-name="gr3" draw:text-style-name="P4" draw:layer="layout" svg:width="2.758cm" svg:height="0.378cm" svg:x="10.917cm" svg:y="11.357cm">
          <draw:text-box>
            <text:p text:style-name="P2"><text:span text:style-name="T2">Images, video, sound,</text:span></text:p>
          </draw:text-box>
        </draw:frame>
        <draw:path draw:style-name="gr1" draw:text-style-name="P1" draw:layer="layout" svg:width="3.517cm" svg:height="1.736cm" svg:x="6.332cm" svg:y="10.567cm" svg:viewBox="0 0 3518 1737" svg:d="M3518 1282c0 252-204 455-455 455h-2609c-251 0-454-203-454-455v-828c0-251 203-454 454-454h2609c251 0 455 203 455 454z">
          <text:p/>
        </draw:path>
        <draw:frame draw:style-name="gr4" draw:text-style-name="P4" draw:layer="layout" svg:width="1.378cm" svg:height="0.378cm" svg:x="11.515cm" svg:y="11.696cm">
          <draw:text-box>
            <text:p text:style-name="P2"><text:span text:style-name="T2">documents</text:span></text:p>
          </draw:text-box>
        </draw:frame>
        <draw:frame draw:style-name="gr5" draw:text-style-name="P5" draw:layer="layout" svg:width="2.584cm" svg:height="0.564cm" svg:x="6.881cm" svg:y="10.713cm">
          <draw:text-box>
            <text:p text:style-name="P2"><text:span text:style-name="T1">DNA [SeqDB]</text:span></text:p>
          </draw:text-box>
        </draw:frame>
        <draw:frame draw:style-name="gr6" draw:text-style-name="P4" draw:layer="layout" svg:width="2.915cm" svg:height="0.755cm" svg:x="6.612cm" svg:y="11.322cm">
          <draw:text-box>
            <text:p text:style-name="P6"><text:span text:style-name="T2">DNA sequences, geno-</text:span><text:span text:style-name="T2"><text:line-break/></text:span><text:span text:style-name="T2">types, lab data</text:span></text:p>
          </draw:text-box>
        </draw:frame>
        <draw:path draw:style-name="gr1" draw:text-style-name="P1" draw:layer="layout" svg:width="3.517cm" svg:height="1.736cm" svg:x="2.3cm" svg:y="10.567cm" svg:viewBox="0 0 3518 1737" svg:d="M3518 1282c0 252-203 455-454 455h-2609c-252 0-455-203-455-455v-828c0-251 203-454 455-454h2609c251 0 454 203 454 454z">
          <text:p/>
        </draw:path>
        <draw:frame draw:style-name="gr7" draw:text-style-name="P7" draw:layer="layout" svg:width="3.257cm" svg:height="0.514cm" svg:x="2.467cm" svg:y="10.713cm">
          <draw:text-box>
            <text:p text:style-name="P2"><text:span text:style-name="T3">Taxonomy [PlutoF]</text:span></text:p>
          </draw:text-box>
        </draw:frame>
        <draw:frame draw:style-name="gr8" draw:text-style-name="P4" draw:layer="layout" svg:width="3.211cm" svg:height="0.755cm" svg:x="2.417cm" svg:y="11.357cm">
          <draw:text-box>
            <text:p text:style-name="P6"><text:span text:style-name="T2">Reference taxonomies:</text:span><text:span text:style-name="T2"><text:line-break/></text:span><text:span text:style-name="T2">PlutoF, WORMS, CoL etc</text:span></text:p>
          </draw:text-box>
        </draw:frame>
        <draw:path draw:style-name="gr9" draw:text-style-name="P1" draw:layer="layout" svg:width="3.517cm" svg:height="1.736cm" svg:x="6.402cm" svg:y="4.673cm" svg:viewBox="0 0 3518 1737" svg:d="M3518 1282c0 252-203 455-454 455h-2610c-251 0-454-203-454-455v-828c0-251 203-454 454-454h2610c251 0 454 203 454 454z">
          <text:p/>
        </draw:path>
        <draw:frame draw:style-name="gr10" draw:text-style-name="P5" draw:layer="layout" svg:width="3.198cm" svg:height="0.564cm" svg:x="6.595cm" svg:y="4.819cm">
          <draw:text-box>
            <text:p text:style-name="P2"><text:span text:style-name="T1">Collection Object</text:span></text:p>
          </draw:text-box>
        </draw:frame>
        <draw:path draw:style-name="gr9" draw:text-style-name="P1" draw:layer="layout" svg:width="3.517cm" svg:height="1.736cm" svg:x="6.402cm" svg:y="6.907cm" svg:viewBox="0 0 3518 1737" svg:d="M3518 1283c0 251-203 454-454 454h-2610c-251 0-454-203-454-454v-829c0-251 203-454 454-454h2610c251 0 454 203 454 454z">
          <text:p/>
        </draw:path>
        <draw:frame draw:style-name="gr11" draw:text-style-name="P5" draw:layer="layout" svg:width="2.212cm" svg:height="0.564cm" svg:x="7.092cm" svg:y="7.053cm">
          <draw:text-box>
            <text:p text:style-name="P2"><text:span text:style-name="T1">Transaction</text:span></text:p>
          </draw:text-box>
        </draw:frame>
        <draw:frame draw:style-name="gr12" draw:text-style-name="P4" draw:layer="layout" svg:width="2.711cm" svg:height="0.755cm" svg:x="6.773cm" svg:y="7.698cm">
          <draw:text-box>
            <text:p text:style-name="P6"><text:span text:style-name="T2">Loan, borrow, deacc.,</text:span><text:span text:style-name="T2"><text:line-break/></text:span><text:span text:style-name="T2">exchange</text:span></text:p>
          </draw:text-box>
        </draw:frame>
        <draw:path draw:style-name="gr9" draw:text-style-name="P1" draw:layer="layout" svg:width="3.517cm" svg:height="1.736cm" svg:x="10.541cm" svg:y="4.673cm" svg:viewBox="0 0 3518 1737" svg:d="M3518 1282c0 252-203 455-454 455h-2610c-250 0-454-203-454-455v-828c0-251 204-454 454-454h2610c251 0 454 203 454 454z">
          <text:p/>
        </draw:path>
        <draw:frame draw:style-name="gr13" draw:text-style-name="P5" draw:layer="layout" svg:width="1.433cm" svg:height="0.564cm" svg:x="11.571cm" svg:y="4.819cm">
          <draw:text-box>
            <text:p text:style-name="P2"><text:span text:style-name="T1">Locality</text:span></text:p>
          </draw:text-box>
        </draw:frame>
        <draw:frame draw:style-name="gr14" draw:text-style-name="P4" draw:layer="layout" svg:width="2.885cm" svg:height="0.755cm" svg:x="10.944cm" svg:y="5.463cm">
          <draw:text-box>
            <text:p text:style-name="P6"><text:span text:style-name="T2">Coordinates, elevation,</text:span><text:span text:style-name="T2"><text:line-break/></text:span><text:span text:style-name="T2">stratigraphy</text:span></text:p>
          </draw:text-box>
        </draw:frame>
        <draw:path draw:style-name="gr9" draw:text-style-name="P1" draw:layer="layout" svg:width="3.517cm" svg:height="1.736cm" svg:x="2.357cm" svg:y="4.673cm" svg:viewBox="0 0 3518 1737" svg:d="M3518 1282c0 252-204 455-454 455h-2610c-251 0-454-203-454-455v-828c0-251 203-454 454-454h2610c250 0 454 203 454 454z">
          <text:p/>
        </draw:path>
        <draw:frame draw:style-name="gr15" draw:text-style-name="P5" draw:layer="layout" svg:width="2.068cm" svg:height="0.564cm" svg:x="3.09cm" svg:y="4.819cm">
          <draw:text-box>
            <text:p text:style-name="P2"><text:span text:style-name="T1">Collections</text:span></text:p>
          </draw:text-box>
        </draw:frame>
        <draw:frame draw:style-name="gr16" draw:text-style-name="P4" draw:layer="layout" svg:width="2.804cm" svg:height="0.378cm" svg:x="2.736cm" svg:y="5.463cm">
          <draw:text-box>
            <text:p text:style-name="P2"><text:span text:style-name="T2">Institutions, disciplines</text:span></text:p>
          </draw:text-box>
        </draw:frame>
        <draw:path draw:style-name="gr9" draw:text-style-name="P1" draw:layer="layout" svg:width="3.517cm" svg:height="1.736cm" svg:x="2.263cm" svg:y="6.907cm" svg:viewBox="0 0 3518 1737" svg:d="M3518 1283c0 251-204 454-454 454h-2610c-251 0-454-203-454-454v-829c0-251 203-454 454-454h2610c250 0 454 203 454 454z">
          <text:p/>
        </draw:path>
        <draw:frame draw:style-name="gr17" draw:text-style-name="P5" draw:layer="layout" svg:width="3.054cm" svg:height="0.564cm" svg:x="2.602cm" svg:y="7.053cm">
          <draw:text-box>
            <text:p text:style-name="P2"><text:span text:style-name="T1">Reference Work</text:span></text:p>
          </draw:text-box>
        </draw:frame>
        <draw:frame draw:style-name="gr18" draw:text-style-name="P4" draw:layer="layout" svg:width="1.238cm" svg:height="0.378cm" svg:x="3.451cm" svg:y="7.698cm">
          <draw:text-box>
            <text:p text:style-name="P2"><text:span text:style-name="T2">[RefBank]</text:span></text:p>
          </draw:text-box>
        </draw:frame>
        <draw:path draw:style-name="gr9" draw:text-style-name="P1" draw:layer="layout" svg:width="3.517cm" svg:height="1.736cm" svg:x="10.541cm" svg:y="6.907cm" svg:viewBox="0 0 3518 1737" svg:d="M3518 1283c0 251-203 454-454 454h-2610c-251 0-454-203-454-454v-829c0-251 203-454 454-454h2610c251 0 454 203 454 454z">
          <text:p/>
        </draw:path>
        <draw:frame draw:style-name="gr19" draw:text-style-name="P4" draw:layer="layout" svg:width="3.058cm" svg:height="0.378cm" svg:x="2.581cm" svg:y="8.036cm">
          <draw:text-box>
            <text:p text:style-name="P2"><text:span text:style-name="T2">Journal article, book, etc</text:span></text:p>
          </draw:text-box>
        </draw:frame>
        <draw:frame draw:style-name="gr20" draw:text-style-name="P5" draw:layer="layout" svg:width="1.107cm" svg:height="0.564cm" svg:x="11.714cm" svg:y="7.053cm">
          <draw:text-box>
            <text:p text:style-name="P2"><text:span text:style-name="T1">Agent</text:span></text:p>
          </draw:text-box>
        </draw:frame>
        <draw:frame draw:style-name="gr21" draw:text-style-name="P4" draw:layer="layout" svg:width="2.178cm" svg:height="0.378cm" svg:x="11.244cm" svg:y="7.698cm">
          <draw:text-box>
            <text:p text:style-name="P2"><text:span text:style-name="T2">Name, institution,</text:span></text:p>
          </draw:text-box>
        </draw:frame>
        <draw:path draw:style-name="gr22" draw:text-style-name="P8" draw:layer="layout" svg:width="16.851cm" svg:height="4.854cm" svg:x="1.881cm" svg:y="4.245cm" svg:viewBox="0 0 16852 4855" svg:d="M16852 4431c0 235-254 424-568 424h-15716c-314 0-568-189-568-424v-4007c0-235 254-424 568-424h15716c314 0 568 189 568 424z">
          <text:p/>
        </draw:path>
        <draw:frame draw:style-name="gr23" draw:text-style-name="P4" draw:layer="layout" svg:width="1.534cm" svg:height="0.378cm" svg:x="11.595cm" svg:y="8.036cm">
          <draw:text-box>
            <text:p text:style-name="P2"><text:span text:style-name="T2">address, etc</text:span></text:p>
          </draw:text-box>
        </draw:frame>
        <draw:frame draw:style-name="gr24" draw:text-style-name="P5" draw:layer="layout" svg:width="10.826cm" svg:height="0.564cm" svg:x="2.49cm" svg:y="3.414cm">
          <draw:text-box>
            <text:p text:style-name="P2"><text:span text:style-name="T1">DINA-Web Collection Data Model </text:span><text:span text:style-name="T4">[revised Specify data model]</text:span></text:p>
          </draw:text-box>
        </draw:frame>
        <draw:path draw:style-name="gr1" draw:text-style-name="P1" draw:layer="layout" svg:width="3.517cm" svg:height="1.736cm" svg:x="2.3cm" svg:y="12.814cm" svg:viewBox="0 0 3518 1737" svg:d="M3518 1283c0 251-203 454-454 454h-2609c-252 0-455-203-455-454v-829c0-251 203-454 455-454h2609c251 0 454 203 454 454z">
          <text:p/>
        </draw:path>
        <draw:frame draw:style-name="gr25" draw:text-style-name="P3" draw:layer="layout" svg:width="3.101cm" svg:height="0.564cm" svg:x="2.516cm" svg:y="12.96cm">
          <draw:text-box>
            <text:p text:style-name="P2"><text:span text:style-name="T1">Users [keycloak]</text:span></text:p>
          </draw:text-box>
        </draw:frame>
        <draw:frame draw:style-name="gr26" draw:text-style-name="P4" draw:layer="layout" svg:width="2.635cm" svg:height="0.755cm" svg:x="2.719cm" svg:y="13.604cm">
          <draw:text-box>
            <text:p text:style-name="P6"><text:span text:style-name="T2">DINA role, open auth</text:span><text:span text:style-name="T2"><text:line-break/></text:span><text:span text:style-name="T2">SSO</text:span></text:p>
          </draw:text-box>
        </draw:frame>
        <draw:path draw:style-name="gr9" draw:text-style-name="P1" draw:layer="layout" svg:width="3.517cm" svg:height="1.736cm" svg:x="14.586cm" svg:y="4.673cm" svg:viewBox="0 0 3518 1737" svg:d="M3518 1282c0 252-203 455-454 455h-2609c-251 0-455-203-455-455v-828c0-251 204-454 455-454h2609c251 0 454 203 454 454z">
          <text:p/>
        </draw:path>
        <draw:frame draw:style-name="gr27" draw:text-style-name="P5" draw:layer="layout" svg:width="0.891cm" svg:height="0.564cm" svg:x="15.902cm" svg:y="4.819cm">
          <draw:text-box>
            <text:p text:style-name="P2"><text:span text:style-name="T1">User</text:span></text:p>
          </draw:text-box>
        </draw:frame>
        <draw:frame draw:style-name="gr28" draw:text-style-name="P4" draw:layer="layout" svg:width="1.551cm" svg:height="0.378cm" svg:x="15.624cm" svg:y="5.463cm">
          <draw:text-box>
            <text:p text:style-name="P2"><text:span text:style-name="T2">Specify role,</text:span></text:p>
          </draw:text-box>
        </draw:frame>
        <draw:frame draw:style-name="gr29" draw:text-style-name="P4" draw:layer="layout" svg:width="1.505cm" svg:height="0.378cm" svg:x="15.627cm" svg:y="5.802cm">
          <draw:text-box>
            <text:p text:style-name="P2"><text:span text:style-name="T2">permissions</text:span></text:p>
          </draw:text-box>
        </draw:frame>
        <draw:frame draw:style-name="gr30" draw:text-style-name="P4" draw:layer="layout" svg:width="3.008cm" svg:height="0.755cm" svg:x="6.7cm" svg:y="5.463cm">
          <draw:text-box>
            <text:p text:style-name="P6"><text:span text:style-name="T2">Catalog no, attr., media,</text:span><text:span text:style-name="T2"><text:line-break/></text:span><text:span text:style-name="T2">determ., preparation</text:span></text:p>
          </draw:text-box>
        </draw:frame>
        <draw:path draw:style-name="gr31" draw:text-style-name="P1" draw:layer="layout" svg:width="3.517cm" svg:height="1.736cm" svg:x="14.582cm" svg:y="6.863cm" svg:viewBox="0 0 3518 1737" svg:d="M3518 1282c0 252-203 455-454 455h-2610c-251 0-454-203-454-455v-828c0-251 203-454 454-454h2610c251 0 454 203 454 454z">
          <text:p/>
        </draw:path>
        <draw:frame draw:style-name="gr32" draw:text-style-name="P3" draw:layer="layout" svg:width="1.479cm" svg:height="0.564cm" svg:x="15.582cm" svg:y="7.009cm">
          <draw:text-box>
            <text:p text:style-name="P2"><text:span text:style-name="T1">Storage</text:span></text:p>
          </draw:text-box>
        </draw:frame>
        <draw:frame draw:style-name="gr33" draw:text-style-name="P9" draw:layer="layout" svg:width="2.838cm" svg:height="0.755cm" svg:x="15.063cm" svg:y="7.653cm">
          <draw:text-box>
            <text:p text:style-name="P6"><text:span text:style-name="T2">Room, cabinet, drawer</text:span><text:span text:style-name="T2"><text:line-break/></text:span><text:span text:style-name="T2">etc</text:span></text:p>
          </draw:text-box>
        </draw:frame>
        <draw:path draw:style-name="gr34" draw:text-style-name="P1" draw:layer="layout" svg:width="3.517cm" svg:height="1.736cm" svg:x="14.582cm" svg:y="10.563cm" svg:viewBox="0 0 3518 1737" svg:d="M3518 1282c0 252-203 455-454 455h-2610c-251 0-454-203-454-455v-828c0-251 203-454 454-454h2610c251 0 454 203 454 454z">
          <text:p/>
        </draw:path>
        <draw:frame draw:style-name="gr35" draw:text-style-name="P5" draw:layer="layout" svg:width="2.093cm" svg:height="0.564cm" svg:x="15.282cm" svg:y="10.709cm">
          <draw:text-box>
            <text:p text:style-name="P2"><text:span text:style-name="T1">Geography</text:span></text:p>
          </draw:text-box>
        </draw:frame>
        <draw:frame draw:style-name="gr36" draw:text-style-name="P9" draw:layer="layout" svg:width="2.758cm" svg:height="0.755cm" svg:x="15.063cm" svg:y="11.353cm">
          <draw:text-box>
            <text:p text:style-name="P6"><text:span text:style-name="T2">Place names, regions</text:span><text:span text:style-name="T2"><text:line-break/></text:span><text:span text:style-name="T2">countries etc</text:span></text:p>
          </draw:text-box>
        </draw:frame>
        <draw:frame draw:style-name="gr37" draw:text-style-name="P10" draw:layer="layout" svg:width="5.217cm" svg:height="0.657cm" svg:x="7.883cm" svg:y="1.243cm">
          <draw:text-box>
            <text:p text:style-name="P2"><text:span text:style-name="T5">DINA-Web Module Map</text:span></text:p>
          </draw:text-box>
        </draw:frame>
        <draw:frame draw:style-name="gr37" draw:text-style-name="P12" draw:layer="layout" svg:width="5.62cm" svg:height="0.657cm" svg:x="7.783cm" svg:y="2.3cm">
          <draw:text-box>
            <text:p text:style-name="P11"><text:span text:style-name="T6">Data entities and access APIs</text:span></text:p>
          </draw:text-box>
        </draw:frame>
        <draw:frame draw:style-name="gr24" draw:text-style-name="P5" draw:layer="layout" svg:width="12.342cm" svg:height="0.564cm" svg:x="2.49cm" svg:y="9.636cm">
          <draw:text-box>
            <text:p text:style-name="P2"><text:span text:style-name="T1">Separate modules or external services with their own data mod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1cm" fo:margin-left="1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6T11:08:47.075045000</dc:date>
    <dc:creator>Fredrik Ronquist</dc:creator>
    <meta:editing-duration>PT1H25M57S</meta:editing-duration>
    <meta:editing-cycles>11</meta:editing-cycles>
    <meta:generator>LibreOffice/4.4.5.2$MacOSX_X86_64 LibreOffice_project/a22f674fd25a3b6f45bdebf25400ed2adff0ff99</meta:generator>
    <meta:document-statistic meta:object-count="48"/>
  </office:meta>
</office:document-meta>
</file>